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IXEIRONOVAAVALIACAO1" table:style-name="ta1">
        <table:shapes>
          <draw:frame draw:z-index="0" draw:style-name="gr1" draw:text-style-name="P1" svg:width="15.999cm" svg:height="8.999cm" svg:x="1.667cm" svg:y="0.1cm">
            <draw:object draw:notify-on-update-of-ranges="CAIXEIRONOVAAVALIACAO1.B1:CAIXEIRONOVAAVALIACAO1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403cm" svg:y="0.019cm">
            <draw:object draw:notify-on-update-of-ranges="CAIXEIRONOVAAVALIACAO1.C1:CAIXEIRONOVAAVALIACAO1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825" calcext:value-type="float">
            <text:p>1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1:58:57.374376945</dc:date>
    <meta:editing-duration>PT4M2S</meta:editing-duration>
    <meta:editing-cycles>2</meta:editing-cycles>
    <meta:generator>LibreOffice/7.3.7.2$Linux_X86_64 LibreOffice_project/30$Build-2</meta:generator>
    <meta:document-statistic meta:table-count="1" meta:cell-count="2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CAIXEIRO TESTE 6 - AVALIAÇÕES</text:p>
        </chart:title>
        <chart:plot-area chart:style-name="ch3" table:cell-range-address="CAIXEIRONOVAAVALIACAO1.B1:CAIXEIRONOVAAVALIACAO1.B75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NOVAAVALIACAO1.B1:CAIXEIRONOVAAVALIACAO1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  <draw:g>
                  <svg:desc>CAIXEIRONOVAAVALIACAO1.B1:CAIXEIRONOVAAVALIACAO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8cm" svg:y="0.316cm" chart:style-name="ch2">
          <text:p>CAIXEIRO TESTE 6 - FITNESS</text:p>
        </chart:title>
        <chart:plot-area chart:style-name="ch3" table:cell-range-address="CAIXEIRONOVAAVALIACAO1.C1:CAIXEIRONOVAAVALIACAO1.C75" svg:x="1.331cm" svg:y="1.275cm" svg:width="14.349cm" svg:height="6.564cm">
          <chart:coordinate-region svg:x="2.323cm" svg:y="1.474cm" svg:width="13.357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CAIXEIRONOVAAVALIACAO1.C1:CAIXEIRONOVAAVALIACAO1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4">
                <text:p>2434</text:p>
                <draw:g>
                  <svg:desc>CAIXEIRONOVAAVALIACAO1.C1:CAIXEIRONOVAAVALIACAO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25">
                <text:p>1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